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E00000027DF78F3436BCAD01E7.png" manifest:media-type="image/png"/>
  <manifest:file-entry manifest:full-path="Pictures/10000001000006D800000182322386649C0B817F.png" manifest:media-type="image/png"/>
  <manifest:file-entry manifest:full-path="Pictures/10000001000006E000000138CC9287C11B9BBEC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a16f" officeooo:paragraph-rsid="000fa1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sts Virtuales</text:p>
      <text:p text:style-name="P1"/>
      <text:p text:style-name="P1"/>
      <text:p text:style-name="P1"/>
      <text:p text:style-name="P1"><draw:frame draw:style-name="fr1" draw:name="Imagen2" text:anchor-type="char" svg:width="17cm" svg:height="6.151cm" draw:z-index="0"><draw:image xlink:href="Pictures/10000001000006E00000027DF78F3436BCAD01E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3" text:anchor-type="char" svg:width="17cm" svg:height="3.745cm" draw:z-index="1"><draw:image xlink:href="Pictures/10000001000006D800000182322386649C0B817F.png" xlink:type="simple" xlink:show="embed" xlink:actuate="onLoad" draw:mime-type="image/png"/></draw:frame></text:p>
      <text:p text:style-name="P1"/>
      <text:p text:style-name="P1"/>
      <text:p text:style-name="P1"><draw:frame draw:style-name="fr1" draw:name="Imagen1" text:anchor-type="char" svg:width="17cm" svg:height="3.013cm" draw:z-index="2"><draw:image xlink:href="Pictures/10000001000006E000000138CC9287C11B9BBE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20:12:53.217000000</meta:creation-date>
    <dc:date>2022-11-09T20:17:32.447000000</dc:date>
    <meta:editing-duration>PT4M39S</meta:editing-duration>
    <meta:editing-cycles>1</meta:editing-cycles>
    <meta:document-statistic meta:table-count="0" meta:image-count="3" meta:object-count="0" meta:page-count="1" meta:paragraph-count="1" meta:word-count="2" meta:character-count="15" meta:non-whitespace-character-count="14"/>
    <meta:generator>LibreOffice/7.3.5.2$Windows_X86_64 LibreOffice_project/184fe81b8c8c30d8b5082578aee2fed2ea847c01</meta:generator>
  </office:meta>
</office:document-meta>
</file>